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text-properties officeooo:rsid="0013a7a3" officeooo:paragraph-rsid="0013a7a3"/>
    </style:style>
    <style:style style:name="P2" style:family="paragraph" style:parent-style-name="Text_20_body">
      <style:text-properties officeooo:rsid="0015cc68" officeooo:paragraph-rsid="0015cc68"/>
    </style:style>
    <style:style style:name="T1" style:family="text">
      <style:text-properties fo:background-color="#ff0000" loext:char-shading-value="0"/>
    </style:style>
    <style:style style:name="T2" style:family="text">
      <style:text-properties officeooo:rsid="0013a7a3"/>
    </style:style>
    <style:style style:name="T3" style:family="text">
      <style:text-properties officeooo:rsid="0014b6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ÁCTICA 3: PROTOTIPADO</text:p>
      <text:p text:style-name="Text_20_body"/>
      <text:p text:style-name="Text_20_body">Nombre del equipo: <text:span text:style-name="T2">OFra</text:span></text:p>
      <text:p text:style-name="Text_20_body">Alumno/s: <text:span text:style-name="T2">Juan Francisco Díaz Moreno</text:span> Correo electrónico: juanfrandm98@correo.ugr.es</text:p>
      <text:p text:style-name="Text_20_body">Alumno/s: <text:span text:style-name="T2">Pedro Domínguez López</text:span> Correo electrónico: <text:span text:style-name="T2">pedrodominguez@correo.ugr.es</text:span></text:p>
      <text:p text:style-name="Text_20_body">☐ DIU3 (LU 15:30-17:30, aula 3.3) ☐ DIU1 (M 15:30-17:30, aula 3.2) <text:span text:style-name="T1">☐</text:span> DIU2 (J 15:30-17:30, aula 3.3)</text:p>
      <text:p text:style-name="Text_20_body"/>
      <text:h text:style-name="Heading_20_1" text:outline-level="1">Herramientas seleccionadas. Diseño del Layout</text:h>
      <text:p text:style-name="Text_20_body"/>
      <text:p text:style-name="P1">Para el diseño del layout hemos usado la herramienta Pingendo. El resultado y el aspecto del diseño final nos pareció muy bueno aunque había veces que para nuestras necesidades concretas era dificil de usar. Aun así diseñar las páginas web <text:span text:style-name="T3">e</text:span>s <text:span text:style-name="T3">algo muy comodo ya que solo es</text:span> click y arrastrar, <text:span text:style-name="T3">y ajustar las opciones que quieras</text:span>.</text:p>
      <text:h text:style-name="Heading_20_1" text:outline-level="1">Guía de estilos y patrones utilizados.</text:h>
      <text:p text:style-name="P2">Barra de menu, galeria, footer, header, contenido responsive se adapta a los distintos tamaños, barra de busqueda, contacto, mapa del sitio, landing page,...</text:p>
      <text:h text:style-name="Heading_20_1" text:outline-level="1">Simulación de datos (acciones simuladas)</text:h>
      <text:p text:style-name="Text_20_body"/>
      <text:h text:style-name="Heading_20_1" text:outline-level="1">Comentarios y conclusión.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6T12:44:34.530945346</meta:creation-date>
    <meta:generator>LibreOffice/6.0.7.3$Linux_X86_64 LibreOffice_project/00m0$Build-3</meta:generator>
    <dc:date>2019-05-17T23:51:09.947196658</dc:date>
    <meta:editing-duration>PT35M23S</meta:editing-duration>
    <meta:editing-cycles>2</meta:editing-cycles>
    <meta:document-statistic meta:table-count="0" meta:image-count="0" meta:object-count="0" meta:page-count="1" meta:paragraph-count="11" meta:word-count="139" meta:character-count="941" meta:non-whitespace-character-count="813"/>
  </office:meta>
</office:document-meta>
</file>